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18pt" officeooo:rsid="00148f3d" officeooo:paragraph-rsid="00148f3d" style:font-size-asian="15.75pt" style:font-size-complex="18pt"/>
    </style:style>
    <style:style style:name="P2" style:family="paragraph" style:parent-style-name="Standard">
      <style:text-properties style:font-name="Arial" fo:font-size="11pt" officeooo:rsid="00148f3d" officeooo:paragraph-rsid="00148f3d" style:font-size-asian="9.60000038146973pt" style:font-size-complex="11pt"/>
    </style:style>
    <style:style style:name="P3" style:family="paragraph" style:parent-style-name="Standard">
      <style:text-properties style:font-name="Arial" fo:font-size="13pt" officeooo:rsid="00148f3d" officeooo:paragraph-rsid="00148f3d" style:font-size-asian="13pt" style:font-size-complex="13pt"/>
    </style:style>
    <style:style style:name="P4" style:family="paragraph" style:parent-style-name="Standard">
      <style:text-properties style:font-name="Arial" fo:font-size="13pt" style:font-size-asian="13pt" style:font-size-complex="13pt"/>
    </style:style>
    <style:style style:name="P5" style:family="paragraph" style:parent-style-name="Standard">
      <style:text-properties style:font-name="Arial" fo:font-size="13pt" style:text-underline-style="none" fo:font-weight="bold" officeooo:rsid="00176079" officeooo:paragraph-rsid="00176079" style:font-size-asian="13pt" style:font-weight-asian="bold" style:font-size-complex="13pt" style:font-weight-complex="bold"/>
    </style:style>
    <style:style style:name="P6" style:family="paragraph" style:parent-style-name="Standard">
      <style:text-properties style:font-name="Arial" fo:font-size="13pt" style:text-underline-style="none" fo:font-weight="normal" officeooo:rsid="0018994f" officeooo:paragraph-rsid="001a7546" style:font-size-asian="13pt" style:font-weight-asian="normal" style:font-size-complex="13pt" style:font-weight-complex="normal"/>
    </style:style>
    <style:style style:name="T1" style:family="text">
      <style:text-properties officeooo:rsid="0018ad5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ligatorisk oppgave Exphil03 av Daniel Heinesen.</text:p>
      <text:p text:style-name="P1"/>
      <text:p text:style-name="P3">6. </text:p>
      <text:p text:style-name="P4">Gi et analytisk sammendrag av Aristoteles’ “funksjonsargument.”(Aristoteles 2 2015: 70-72)</text:p>
      <text:p text:style-name="P4"/>
      <text:p text:style-name="P5">[1097a 15-1097b]</text:p>
      <text:p text:style-name="P6">Aristoteles begynner sitt søk om gode med å påpeke <text:span text:style-name="T1">at for mange situasjoner, og for forskjellige mennesker later det til å være forskjellige mål som opptar dem. For en hver handling som gjøre i disse situasjonene er det dette målet som er den endelige. Aristoteles mener så at om det så er ett mål hvor alle våre handlinger, så må det være det gode som kan oppnåes ved handlingene (Kanskje sitat). <text:s/>Men siden det er flere slike mål, så må det finnes flere slike goder. </text:span></text:p>
      <text:p text:style-name="P3"/>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3T12:43:35.596828333</meta:creation-date>
    <dc:date>2018-02-18T16:04:15.797249510</dc:date>
    <meta:editing-duration>P1DT56M12S</meta:editing-duration>
    <meta:editing-cycles>3</meta:editing-cycles>
    <meta:generator>LibreOffice/5.1.6.2$Linux_X86_64 LibreOffice_project/10m0$Build-2</meta:generator>
    <meta:document-statistic meta:table-count="0" meta:image-count="0" meta:object-count="0" meta:page-count="1" meta:paragraph-count="5" meta:word-count="104" meta:character-count="627" meta:non-whitespace-character-count="525"/>
  </office:meta>
</office:document-meta>
</file>